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top" draw:auto-grow-height="false" fo:min-height="37cm" fo:min-width="9.75cm" loext:glow-radius="0.071cm" loext:glow-color="#dee7e5" loext:softedge-radius="0.071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dedce6" draw:textarea-horizontal-align="justify" draw:textarea-vertical-align="middle" draw:auto-grow-height="false" fo:min-height="1.629cm" fo:min-width="6.251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771cm" loext:decorative="false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top" draw:auto-grow-height="false" fo:min-height="37cm" fo:min-width="6.75cm" loext:glow-radius="0.071cm" loext:glow-color="#dee7e5" loext:softedge-radius="0.071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dde8cb" draw:textarea-horizontal-align="justify" draw:textarea-vertical-align="top" draw:auto-grow-height="false" fo:min-height="37cm" fo:min-width="8.95cm" loext:glow-radius="0.071cm" loext:glow-color="#dee7e5" loext:softedge-radius="0.071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draw:fill="none" fo:min-height="3.556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10" style:family="graphic" style:parent-style-name="standard">
      <style:graphic-properties draw:fill-color="#e0c2cd" draw:textarea-horizontal-align="justify" draw:textarea-vertical-align="middle" draw:auto-grow-height="false" fo:min-height="1.75cm" fo:min-width="4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e0c2cd" draw:textarea-horizontal-align="justify" draw:textarea-vertical-align="middle" draw:auto-grow-height="false" fo:min-height="1.75cm" fo:min-width="3.25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d8ce"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4.705cm" loext:decorative="false"/>
      <style:paragraph-properties style:writing-mode="lr-tb"/>
    </style:style>
    <style:style style:name="gr1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standard">
      <style:graphic-properties draw:stroke="none" draw:fill="none" fo:min-height="7.057cm" loext:decorative="false"/>
      <style:paragraph-properties style:writing-mode="lr-tb"/>
    </style:style>
    <style:style style:name="gr16" style:family="graphic" style:parent-style-name="standard">
      <style:graphic-properties draw:fill-color="#e0c2cd" draw:textarea-horizontal-align="justify" draw:textarea-vertical-align="middle" draw:auto-grow-height="false" fo:min-height="1.75cm" fo:min-width="8.5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1.765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2.353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2.941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213cm" loext:decorative="false"/>
      <style:paragraph-properties style:writing-mode="lr-tb"/>
    </style:style>
    <style:style style:name="gr21" style:family="graphic" style:parent-style-name="standard">
      <style:graphic-properties draw:fill-color="#ffd7d7" draw:textarea-horizontal-align="justify" draw:textarea-vertical-align="middle" draw:auto-grow-height="false" fo:min-height="1.75cm" fo:min-width="8.5cm" style:writing-mode="lr-tb" loext:decorative="false"/>
      <style:paragraph-properties style:writing-mode="lr-tb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-color="#f6f9d4"/>
      <style:paragraph-properties fo:margin-top="0cm" fo:margin-bottom="0cm" fo:text-align="center" style:writing-mode="lr-tb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dedce6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Comic Sans MS" fo:font-weight="bold"/>
    </style:style>
    <style:style style:name="P7" style:family="paragraph">
      <loext:graphic-properties draw:fill-color="#dee6ef"/>
      <style:paragraph-properties fo:margin-top="0cm" fo:margin-bottom="0cm" fo:text-align="center" style:writing-mode="lr-tb"/>
    </style:style>
    <style:style style:name="P8" style:family="paragraph">
      <loext:graphic-properties draw:fill-color="#dde8cb"/>
      <style:paragraph-properties fo:margin-top="0cm" fo:margin-bottom="0cm" fo:text-align="center" style:writing-mode="lr-tb"/>
    </style:style>
    <style:style style:name="P9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text-properties fo:font-weight="bold"/>
    </style:style>
    <style:style style:name="P12" style:family="paragraph">
      <style:paragraph-properties fo:text-align="center"/>
      <style:text-properties fo:font-weight="bold"/>
    </style:style>
    <style:style style:name="P13" style:family="paragraph">
      <loext:graphic-properties draw:fill-color="#e0c2cd"/>
      <style:paragraph-properties fo:text-align="center" style:writing-mode="lr-tb"/>
      <style:text-properties fo:font-weight="bold"/>
    </style:style>
    <style:style style:name="P14" style:family="paragraph">
      <style:paragraph-properties fo:text-align="center"/>
      <style:text-properties fo:font-size="16pt" fo:font-weight="bold" style:font-size-asian="16pt" style:font-size-complex="16pt"/>
    </style:style>
    <style:style style:name="P15" style:family="paragraph">
      <loext:graphic-properties draw:fill-color="#ffd8ce"/>
      <style:paragraph-properties fo:text-align="center" style:writing-mode="lr-tb"/>
      <style:text-properties fo:font-size="16pt" fo:font-weight="bold" style:font-size-asian="16pt" style:font-size-complex="16pt"/>
    </style:style>
    <style:style style:name="P16" style:family="paragraph">
      <loext:graphic-properties draw:fill="none"/>
      <style:text-properties fo:font-size="15pt" fo:font-weight="bold" style:font-size-asian="16pt" style:font-weight-asian="bold" style:font-size-complex="16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style:paragraph-properties fo:text-align="justify"/>
    </style:style>
    <style:style style:name="P21" style:family="paragraph">
      <loext:graphic-properties draw:fill="none"/>
      <style:paragraph-properties fo:text-align="justify"/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none"/>
      <style:text-properties fo:font-size="15pt" fo:font-weight="bold"/>
    </style:style>
    <style:style style:name="P23" style:family="paragraph">
      <loext:graphic-properties draw:fill-color="#ffd7d7"/>
      <style:paragraph-properties fo:text-align="center" style:writing-mode="lr-tb"/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mic Sans MS" fo:font-weight="bold"/>
    </style:style>
    <style:style style:name="T3" style:family="text">
      <style:text-properties fo:color="#3465a4" loext:opacity="100%" fo:font-weight="bold" style:font-weight-asian="bold" style:font-weight-complex="bold"/>
    </style:style>
    <style:style style:name="T4" style:family="text">
      <style:text-properties fo:font-weight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6pt" fo:font-weight="bold" style:font-size-asian="16pt" style:font-size-complex="16pt"/>
    </style:style>
    <style:style style:name="T7" style:family="text">
      <style:text-properties fo:font-size="15pt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0.25cm" svg:height="37.25cm" svg:x="8.6cm" svg:y="3.75cm">
          <text:p text:style-name="P1"/>
          <text:p text:style-name="P1"><text:span text:style-name="T1">Actividad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75cm" svg:height="26cm" svg:x="10.25cm" svg:y="5.7cm">
          <text:p text:style-name="P3"><text:span text:style-name="T1">Portfolio (G)</text:span></text:p>
          <draw:enhanced-geometry svg:viewBox="0 0 21600 21600" draw:text-areas="0 ?f0 21600 21600" draw:type="up-arrow-callout" draw:modifiers="20039.0994628776 8638.72018960154 3431.18357395909 10145.696933787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3" draw:text-style-name="P6" draw:layer="layout" svg:width="22.75cm" svg:height="2.021cm" svg:x="3.1cm" svg:y="1.3cm">
          <draw:text-box>
            <text:p text:style-name="P5"><text:span text:style-name="T2">Situación de aprendizaje: Diseño de una portada de feria.</text:span></text:p>
            <text:p text:style-name="P5"><text:span text:style-name="T2">Tec. Y Digitalización (3º ESO). 2ª y 3ª Evaluación</text:span></text:p>
          </draw:text-box>
        </draw:frame>
        <draw:custom-shape draw:style-name="gr4" draw:text-style-name="P7" draw:layer="layout" svg:width="7.25cm" svg:height="37.25cm" svg:x="1cm" svg:y="3.75cm">
          <text:p text:style-name="P1"/>
          <text:p text:style-name="P1"><text:span text:style-name="T1">Productos Finale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9.45cm" svg:height="37.25cm" svg:x="19.25cm" svg:y="3.75cm">
          <text:p text:style-name="P1"/>
          <text:p text:style-name="P1"><text:span text:style-name="T1">Ejercicios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4.905cm" svg:height="4.517cm" svg:x="2.095cm" svg:y="5.905cm">
          <draw:text-box>
            <text:p text:style-name="P5"><text:span text:style-name="T1">(1º) Fichas sobre circuitos eléctricos</text:span></text:p>
            <text:p text:style-name="P5"><text:span text:style-name="T1"/></text:p>
            <text:p text:style-name="P5"><text:span text:style-name="T3">18 sesiones</text:span></text:p>
          </draw:text-box>
        </draw:frame>
        <draw:frame draw:style-name="gr7" draw:text-style-name="P9" draw:layer="layout" svg:width="5.279cm" svg:height="4.517cm" svg:x="1.95cm" svg:y="13.3cm">
          <draw:text-box>
            <text:list text:style-name="L2">
              <text:list-header>
                <text:p text:style-name="P5"><text:span text:style-name="T1">(2º) Circuitos básicos con Arduino o Microbit</text:span></text:p>
                <text:p text:style-name="P5"><text:span text:style-name="T1"/></text:p>
                <text:p text:style-name="P10"><text:span text:style-name="T3">18 sesiones</text:span></text:p>
              </text:list-header>
            </text:list>
          </draw:text-box>
        </draw:frame>
        <draw:frame draw:style-name="gr8" draw:text-style-name="P11" draw:layer="layout" svg:width="6.75cm" svg:height="2.384cm" svg:x="1.25cm" svg:y="19.75cm">
          <draw:text-box>
            <text:p><text:span text:style-name="T4">(3º) Portada de feria</text:span></text:p>
            <text:p><text:span text:style-name="T4"/></text:p>
            <text:p text:style-name="P10"><text:span text:style-name="T3">4 sesiones</text:span></text:p>
          </draw:text-box>
        </draw:frame>
        <draw:frame draw:style-name="gr9" draw:text-style-name="P9" draw:layer="layout" svg:width="6.25cm" svg:height="3.806cm" svg:x="1.5cm" svg:y="24.194cm">
          <draw:text-box>
            <text:p text:style-name="P5"><text:span text:style-name="T1">(4º) Estructura de fijación de la portada de feria</text:span></text:p>
            <text:p text:style-name="P5"><text:span text:style-name="T1"/></text:p>
            <text:p text:style-name="P10"><text:span text:style-name="T3">5 sesiones</text:span></text:p>
          </draw:text-box>
        </draw:frame>
        <draw:frame draw:style-name="gr6" draw:text-style-name="P9" draw:layer="layout" svg:width="7cm" svg:height="4.517cm" svg:x="1.25cm" svg:y="31cm">
          <draw:text-box>
            <text:p text:style-name="P5"><text:span text:style-name="T1">(5º) Página web o blog describiendo la portada de la feria diseñada.</text:span></text:p>
            <text:p text:style-name="P5"><text:span text:style-name="T1"/></text:p>
            <text:p text:style-name="P10"><text:span text:style-name="T3">4 + 4 sesiones</text:span></text:p>
          </draw:text-box>
        </draw:frame>
        <draw:frame draw:style-name="gr9" draw:text-style-name="P9" draw:layer="layout" svg:width="5.752cm" svg:height="3.489cm" svg:x="1.748cm" svg:y="37.5cm">
          <draw:text-box>
            <text:p text:style-name="P5"><text:span text:style-name="T1">(6º) Uso responsable de la electricidad</text:span></text:p>
            <text:p text:style-name="P5"><text:span text:style-name="T5"/></text:p>
            <text:p text:style-name="P10"><text:span text:style-name="T3">3 sesiones</text:span></text:p>
          </draw:text-box>
        </draw:frame>
        <draw:custom-shape draw:style-name="gr10" draw:text-style-name="P13" draw:layer="layout" svg:width="4.5cm" svg:height="2cm" svg:x="9.1cm" svg:y="6cm">
          <text:p text:style-name="P12"><text:span text:style-name="T4">Montaje (G)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75cm" svg:height="2cm" svg:x="14.1cm" svg:y="6cm">
          <text:p text:style-name="P12"><text:span text:style-name="T4">Diseño (G)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5cm" svg:height="2cm" svg:x="9.1cm" svg:y="8.5cm">
          <text:p text:style-name="P12"><text:span text:style-name="T4">Medición (G)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cm" svg:height="2cm" svg:x="14.1cm" svg:y="8.5cm">
          <text:p text:style-name="P14"><text:span text:style-name="T6">Cuestionario (I)</text:span></text:p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9cm" svg:height="4.955cm" svg:x="19.5cm" svg:y="5.75cm">
          <draw:text-box>
            <text:list text:style-name="L1">
              <text:list-item>
                <text:p><text:span text:style-name="T7">Circuitos bombillas en paralelo</text:span></text:p>
              </text:list-item>
              <text:list-item>
                <text:p><text:span text:style-name="T7">Circuitos bombillas en serie</text:span></text:p>
              </text:list-item>
              <text:list-item>
                <text:p><text:span text:style-name="T7">Circuitos resistencias en paralelo</text:span></text:p>
              </text:list-item>
              <text:list-item>
                <text:p><text:span text:style-name="T7">Circuitos resistencias en serie</text:span></text:p>
              </text:list-item>
              <text:list-item>
                <text:p><text:span text:style-name="T7">Circuitos con LEDs</text:span></text:p>
              </text:list-item>
            </text:list>
            <text:p><text:span text:style-name="T7"/></text:p>
            <text:p><text:span text:style-name="T7">Cuestionario</text:span></text:p>
          </draw:text-box>
        </draw:frame>
        <draw:line draw:style-name="gr14" draw:text-style-name="P17" draw:layer="layout" svg:x1="1cm" svg:y1="11cm" svg:x2="28.7cm" svg:y2="11cm">
          <text:p/>
        </draw:line>
        <draw:custom-shape draw:style-name="gr10" draw:text-style-name="P13" draw:layer="layout" svg:width="4.5cm" svg:height="2cm" svg:x="13.6cm" svg:y="12.75cm">
          <text:p text:style-name="P12"><text:span text:style-name="T4">Esquema (G)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75cm" svg:height="2cm" svg:x="9.1cm" svg:y="12.75cm">
          <text:p text:style-name="P12"><text:span text:style-name="T4">Diseño (G)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5cm" svg:height="2cm" svg:x="9.1cm" svg:y="15.35cm">
          <text:p text:style-name="P12"><text:span text:style-name="T4">Algoritmo (G)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cm" svg:height="2cm" svg:x="14.1cm" svg:y="15.25cm">
          <text:p text:style-name="P14"><text:span text:style-name="T6">Cuestionario (I)</text:span></text:p>
          <draw:enhanced-geometry svg:viewBox="0 0 21600 21600" draw:type="rectangle" draw:enhanced-path="M 0 0 L 21600 0 21600 21600 0 21600 0 0 Z N"/>
        </draw:custom-shape>
        <draw:line draw:style-name="gr14" draw:text-style-name="P17" draw:layer="layout" svg:x1="1cm" svg:y1="19.4cm" svg:x2="28.7cm" svg:y2="19.4cm">
          <text:p/>
        </draw:line>
        <draw:frame draw:style-name="gr15" draw:text-style-name="P19" draw:layer="layout" svg:width="8.75cm" svg:height="7.307cm" svg:x="19.5cm" svg:y="12.059cm">
          <draw:text-box>
            <text:list text:style-name="L1">
              <text:list-item>
                <text:p text:style-name="P18"><text:span text:style-name="T8">Circuito de un LED (salida digital)</text:span></text:p>
              </text:list-item>
              <text:list-item>
                <text:p text:style-name="P18"><text:span text:style-name="T8">Circuito de un LED progresivo <text:s/>(salida analógica)</text:span></text:p>
              </text:list-item>
              <text:list-item>
                <text:p text:style-name="P18"><text:span text:style-name="T8">Circuito de tres LEDs secuenciales.</text:span></text:p>
              </text:list-item>
              <text:list-item>
                <text:p text:style-name="P18"><text:span text:style-name="T8">Circuito de ocho LEDs secuenciales.</text:span></text:p>
              </text:list-item>
              <text:list-item>
                <text:p text:style-name="P18"><text:span text:style-name="T8">Circuito con componente de azar en el tiempo</text:span></text:p>
                <text:p text:style-name="P18"><text:span text:style-name="T8"/></text:p>
                <text:p text:style-name="P18"><text:span text:style-name="T8">Cuestionario</text:span></text:p>
              </text:list-item>
            </text:list>
          </draw:text-box>
        </draw:frame>
        <draw:custom-shape draw:style-name="gr16" draw:text-style-name="P13" draw:layer="layout" svg:width="9cm" svg:height="2cm" svg:x="9.2cm" svg:y="19.8cm">
          <text:p text:style-name="P12"><text:span text:style-name="T4">Diseño 3D (G)</text:span></text:p>
          <draw:enhanced-geometry svg:viewBox="0 0 21600 21600" draw:type="rectangle" draw:enhanced-path="M 0 0 L 21600 0 21600 21600 0 21600 0 0 Z N"/>
        </draw:custom-shape>
        <draw:line draw:style-name="gr14" draw:text-style-name="P17" draw:layer="layout" svg:x1="1cm" svg:y1="22.3cm" svg:x2="28.7cm" svg:y2="22.3cm">
          <text:p/>
        </draw:line>
        <draw:frame draw:style-name="gr17" draw:text-style-name="P21" draw:layer="layout" svg:width="8.75cm" svg:height="2.015cm" svg:x="19.45cm" svg:y="19.85cm">
          <draw:text-box>
            <text:p text:style-name="P20"><text:span text:style-name="T9">Diseño de una portada de feria, usando conceptos de escala y acotación</text:span></text:p>
          </draw:text-box>
        </draw:frame>
        <draw:line draw:style-name="gr14" draw:text-style-name="P17" draw:layer="layout" svg:x1="1cm" svg:y1="29.3cm" svg:x2="28.7cm" svg:y2="29.3cm">
          <text:p/>
        </draw:line>
        <draw:frame draw:style-name="gr18" draw:text-style-name="P21" draw:layer="layout" svg:width="8.75cm" svg:height="2.603cm" svg:x="19.5cm" svg:y="22.735cm">
          <draw:text-box>
            <text:p text:style-name="P20"><text:span text:style-name="T9">Diseño original de una estructura para sujetar la portada para la feria, usando criterios de escala y acotación</text:span></text:p>
          </draw:text-box>
        </draw:frame>
        <draw:frame draw:style-name="gr19" draw:text-style-name="P21" draw:layer="layout" svg:width="8.75cm" svg:height="3.191cm" svg:x="19.5cm" svg:y="25.736cm">
          <draw:text-box>
            <text:p text:style-name="P20"><text:span text:style-name="T9">Diédrico: planta – alzado - perfil</text:span></text:p>
            <text:p text:style-name="P20"><text:span text:style-name="T9">Acotación y escala de la estructura // Opcional: perspectiva de la estructura de fijación.</text:span></text:p>
          </draw:text-box>
        </draw:frame>
        <draw:custom-shape draw:style-name="gr16" draw:text-style-name="P13" draw:layer="layout" svg:width="9cm" svg:height="2cm" svg:x="9.2cm" svg:y="23.2cm">
          <text:p text:style-name="P12"><text:span text:style-name="T4">Diseño 3D (G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13" draw:layer="layout" svg:width="9cm" svg:height="2cm" svg:x="9.25cm" svg:y="25.75cm">
          <text:p text:style-name="P12"><text:span text:style-name="T4">Diseño 2D: planos <text:s/>(G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13" draw:layer="layout" svg:width="9cm" svg:height="2cm" svg:x="9.25cm" svg:y="32.35cm">
          <text:p text:style-name="P12"><text:span text:style-name="T4">Página web: documento técnico (G)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7" draw:text-style-name="P22" draw:layer="layout" svg:width="8cm" svg:height="2.015cm" svg:x="19.75cm" svg:y="30cm">
          <draw:text-box>
            <text:p><text:span text:style-name="T10">Diario portfolio sobre el trabajo realizado (BORRADOR HTML)</text:span></text:p>
          </draw:text-box>
        </draw:frame>
        <draw:custom-shape draw:style-name="gr16" draw:text-style-name="P13" draw:layer="layout" svg:width="9cm" svg:height="2cm" svg:x="9.25cm" svg:y="34.65cm">
          <text:p text:style-name="P12"><text:span text:style-name="T4">Exposición oral (G)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9" draw:text-style-name="P22" draw:layer="layout" svg:width="8cm" svg:height="3.191cm" svg:x="19.75cm" svg:y="32.201cm">
          <draw:text-box>
            <text:p><text:span text:style-name="T10">Redacción y elaboración de un documento HTML (o blog) donde recoger la información técnica elaborada (HTML Definitivo)</text:span></text:p>
          </draw:text-box>
        </draw:frame>
        <draw:frame draw:style-name="gr20" draw:text-style-name="P19" draw:layer="layout" svg:width="8.5cm" svg:height="1.463cm" svg:x="19.75cm" svg:y="35.75cm">
          <draw:text-box>
            <text:p><text:span text:style-name="T9">Exposición oral por grupos de la página web elaborada.</text:span></text:p>
          </draw:text-box>
        </draw:frame>
        <draw:line draw:style-name="gr14" draw:text-style-name="P17" draw:layer="layout" svg:x1="1cm" svg:y1="37.4cm" svg:x2="28.7cm" svg:y2="37.4cm">
          <text:p/>
        </draw:line>
        <draw:custom-shape draw:style-name="gr21" draw:text-style-name="P23" draw:layer="layout" svg:width="9cm" svg:height="2cm" svg:x="9.25cm" svg:y="38cm">
          <text:p text:style-name="P12"><text:span text:style-name="T4">Presentación - Reflexión (I)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9" draw:text-style-name="P19" draw:layer="layout" svg:width="8.25cm" svg:height="3.191cm" svg:x="19.85cm" svg:y="37.635cm">
          <draw:text-box>
            <text:p><text:span text:style-name="T9">Presentación online sobre el futuro de las energías renovables en España y Andalucía.</text:span></text:p>
            <text:p><text:span text:style-name="T9">Exposición oral a la clas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0:21:00.180974420</meta:creation-date>
    <dc:date>2023-10-23T20:40:54.911520340</dc:date>
    <meta:editing-duration>PT53M31S</meta:editing-duration>
    <meta:editing-cycles>4</meta:editing-cycles>
    <meta:generator>LibreOffice/7.6.2.1$Linux_X86_64 LibreOffice_project/60$Build-1</meta:generator>
    <meta:document-statistic meta:object-count="39"/>
  </office:meta>
</office:document-meta>
</file>